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d7bf" officeooo:paragraph-rsid="0012d7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Conectar github con sourcetree</text:p>
      <text:p text:style-name="P1"><text:s/><text:a xlink:type="simple" xlink:href="https://confluence.atlassian.com/get-started-with-sourcetree/connect-your-bitbucket-or-github-account-847359096.html" text:style-name="Internet_20_link" text:visited-style-name="Visited_20_Internet_20_Link">https://confluence.atlassian.com/get-started-with-sourcetree/connect-your-bitbucket-or-github-account-847359096.html</text:a></text:p>
      <text:p text:style-name="P1"/>
      <text:p text:style-name="P1">2.-Clonar repositorio remoto</text:p>
      <text:p text:style-name="P1"><text:a xlink:type="simple" xlink:href="https://confluence.atlassian.com/get-started-with-sourcetree/clone-a-remote-repository-847359098.html" text:style-name="Internet_20_link" text:visited-style-name="Visited_20_Internet_20_Link">https://confluence.atlassian.com/get-started-with-sourcetree/clone-a-remote-repository-847359098.html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2:48:58.616366483</meta:creation-date>
    <dc:date>2018-11-07T12:52:20.341703582</dc:date>
    <meta:editing-duration>PT3M22S</meta:editing-duration>
    <meta:editing-cycles>1</meta:editing-cycles>
    <meta:document-statistic meta:table-count="0" meta:image-count="0" meta:object-count="0" meta:page-count="1" meta:paragraph-count="4" meta:word-count="9" meta:character-count="279" meta:non-whitespace-character-count="273"/>
    <meta:generator>LibreOffice/6.0.0.3$MacOSX_X86_64 LibreOffice_project/64a0f66915f38c6217de274f0aa8e15618924765</meta:generator>
  </office:meta>
</office:document-meta>
</file>